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51cm" style:rel-column-width="1638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officeooo:rsid="000a76e8" officeooo:paragraph-rsid="000a76e8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a76e8" officeooo:paragraph-rsid="000a82ec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officeooo:rsid="000a76e8" officeooo:paragraph-rsid="000a82ec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officeooo:rsid="000a82ec" officeooo:paragraph-rsid="000a82ec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officeooo:rsid="000a76e8" officeooo:paragraph-rsid="000a82ec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3pt" fo:font-weight="bold" officeooo:rsid="000a76e8" officeooo:paragraph-rsid="000a76e8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1fff3" officeooo:paragraph-rsid="0011fff3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134a7e" officeooo:paragraph-rsid="00134a7e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officeooo:rsid="00108801" officeooo:paragraph-rsid="000a76e8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officeooo:rsid="0011fff3" officeooo:paragraph-rsid="0011fff3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officeooo:rsid="00134a7e" officeooo:paragraph-rsid="00134a7e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bold" officeooo:rsid="0011fff3" officeooo:paragraph-rsid="0011fff3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bold" officeooo:rsid="00134a7e" officeooo:paragraph-rsid="00134a7e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34a7e" officeooo:paragraph-rsid="00134a7e" style:font-size-asian="10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34a7e" officeooo:paragraph-rsid="0013dc67" style:font-size-asian="10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3dc67" officeooo:paragraph-rsid="0013dc67" style:font-size-asian="10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3dc67" officeooo:paragraph-rsid="001508d4" style:font-size-asian="10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508d4" officeooo:paragraph-rsid="001508d4" style:font-size-asian="10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font-size="18pt" officeooo:rsid="0011fff3" officeooo:paragraph-rsid="0011fff3" style:font-size-asian="15.75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fo:font-style="normal" officeooo:rsid="000a76e8" officeooo:paragraph-rsid="000a76e8" style:font-size-asian="15.75pt" style:font-style-asian="normal" style:font-size-complex="18pt" style:font-style-complex="normal"/>
    </style:style>
    <style:style style:name="T1" style:family="text">
      <style:text-properties officeooo:rsid="0011fff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 style:text-overline-style="solid" style:text-overline-width="auto" style:text-overline-color="font-color"/>
    </style:style>
    <style:style style:name="T4" style:family="text">
      <style:text-properties fo:font-weight="normal" officeooo:rsid="00134a7e" style:font-weight-asian="normal" style:font-weight-complex="normal" style:text-overline-style="solid" style:text-overline-width="auto" style:text-overline-color="font-color"/>
    </style:style>
    <style:style style:name="T5" style:family="text">
      <style:text-properties fo:font-weight="normal" officeooo:rsid="001508d4" style:font-weight-asian="normal" style:font-weight-complex="normal" style:text-overline-style="solid" style:text-overline-width="auto" style:text-overline-color="font-color"/>
    </style:style>
    <style:style style:name="T6" style:family="text">
      <style:text-properties fo:font-weight="normal" officeooo:rsid="0013dc67" style:font-weight-asian="normal" style:font-weight-complex="normal"/>
    </style:style>
    <style:style style:name="T7" style:family="text">
      <style:text-properties fo:font-weight="normal" officeooo:rsid="001508d4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álise Numérica – ANN0001</text:p>
      <text:p text:style-name="P5"/>
      <text:p text:style-name="P6">Universidade do Estado de Santa Catarina</text:p>
      <text:p text:style-name="P6">Centro de Ciências Tecnológicas</text:p>
      <text:p text:style-name="P6"/>
      <text:p text:style-name="P3">Prof. Fernando Deeke Sasse</text:p>
      <text:p text:style-name="P4">Acadêmico Marlon Henry Schweigert</text:p>
      <text:p text:style-name="P5"/>
      <text:p text:style-name="P5">2017/1</text:p>
      <text:p text:style-name="P6"/>
      <text:p text:style-name="P19">Ponto Flutuante e Padrão IEEE 754</text:p>
      <text:p text:style-name="P1"/>
      <text:p text:style-name="P20"/>
      <text:p text:style-name="P9"><text:tab/><text:span text:style-name="T1">Converta os números 13.25 e 27.1 para o formato simples IEEE 754. Explicite o procedimento usado para chegar aos resultados, comente.</text:span></text:p>
      <text:p text:style-name="P9"/>
      <text:p text:style-name="P12">Resolução 13.25:</text:p>
      <text:p text:style-name="P10"/>
      <text:p text:style-name="P10"><text:tab/>Inicialmente, precisamos do valor 13.25 em binário. Para o mesmo, converteremos a parte inteira (13) inicialmente:</text:p>
      <text:p text:style-name="P10"/>
      <text:p text:style-name="P10">13 = Ob 1101</text:p>
      <text:p text:style-name="P10"/>
      <text:p text:style-name="P10"><text:tab/>Agora, devemos converter o pós ponto do número (0.25):</text:p>
      <text:p text:style-name="P10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7">Número</text:p>
          </table:table-cell>
          <table:table-cell table:style-name="Tabela1.A1" office:value-type="string">
            <text:p text:style-name="P7">(x2)</text:p>
          </table:table-cell>
          <table:table-cell table:style-name="Tabela1.C1" office:value-type="string">
            <text:p text:style-name="P7">Inteiro</text:p>
          </table:table-cell>
        </table:table-row>
        <table:table-row>
          <table:table-cell table:style-name="Tabela1.A2" office:value-type="string">
            <text:p text:style-name="P7">0.25</text:p>
          </table:table-cell>
          <table:table-cell table:style-name="Tabela1.A2" office:value-type="string">
            <text:p text:style-name="P7">0.50</text:p>
          </table:table-cell>
          <table:table-cell table:style-name="Tabela1.C2" office:value-type="string">
            <text:p text:style-name="P7">0</text:p>
          </table:table-cell>
        </table:table-row>
        <table:table-row>
          <table:table-cell table:style-name="Tabela1.A2" office:value-type="string">
            <text:p text:style-name="P7">0.50</text:p>
          </table:table-cell>
          <table:table-cell table:style-name="Tabela1.A2" office:value-type="string">
            <text:p text:style-name="P7">1.00</text:p>
          </table:table-cell>
          <table:table-cell table:style-name="Tabela1.C2" office:value-type="string">
            <text:p text:style-name="P7">1</text:p>
          </table:table-cell>
        </table:table-row>
        <table:table-row>
          <table:table-cell table:style-name="Tabela1.A2" office:value-type="string">
            <text:p text:style-name="P7">0</text:p>
          </table:table-cell>
          <table:table-cell table:style-name="Tabela1.A2" office:value-type="string">
            <text:p text:style-name="P7">0</text:p>
          </table:table-cell>
          <table:table-cell table:style-name="Tabela1.C2" office:value-type="string">
            <text:p text:style-name="P7">0</text:p>
          </table:table-cell>
        </table:table-row>
      </table:table>
      <text:p text:style-name="P10"/>
      <text:p text:style-name="P10"><text:tab/>Logo, o pós ponto será .01. Concatenando-se a parte inteira e a parte fracionária, teremos:</text:p>
      <text:p text:style-name="P10"/>
      <text:p text:style-name="P10">13,25 = Ob 1101,01</text:p>
      <text:p text:style-name="P10"/>
      <text:p text:style-name="P10"><text:tab/>De forma normalizada em base 2:</text:p>
      <text:p text:style-name="P10"/>
      <text:p text:style-name="P10">Ob 1101,01 = 1,10101 x2³.</text:p>
      <text:p text:style-name="P10"/>
      <text:p text:style-name="P10"><text:tab/>Aplicando no padrão IEEE 754 simples, teremos 1 bit de sinal, 8 bits de Expoente, 1 bit de lixo, e 23 bits da fração.</text:p>
      <text:p text:style-name="P10"/>
      <table:table table:name="Tabela2" table:style-name="Tabela2">
        <table:table-column table:style-name="Tabela2.A" table:number-columns-repeated="4"/>
        <table:table-row>
          <table:table-cell table:style-name="Tabela2.A1" office:value-type="string">
            <text:p text:style-name="P7">Sinal</text:p>
          </table:table-cell>
          <table:table-cell table:style-name="Tabela2.A1" office:value-type="string">
            <text:p text:style-name="P7">Expoente + 127</text:p>
          </table:table-cell>
          <table:table-cell table:style-name="Tabela2.A1" office:value-type="string">
            <text:p text:style-name="P8">Lixo</text:p>
          </table:table-cell>
          <table:table-cell table:style-name="Tabela2.D1" office:value-type="string">
            <text:p text:style-name="P8">Fração</text:p>
          </table:table-cell>
        </table:table-row>
        <table:table-row>
          <table:table-cell table:style-name="Tabela2.A2" office:value-type="string">
            <text:p text:style-name="P7">1 bit</text:p>
          </table:table-cell>
          <table:table-cell table:style-name="Tabela2.A2" office:value-type="string">
            <text:p text:style-name="P7">8 bits</text:p>
          </table:table-cell>
          <table:table-cell table:style-name="Tabela2.A2" office:value-type="string">
            <text:p text:style-name="P8">1 bit</text:p>
          </table:table-cell>
          <table:table-cell table:style-name="Tabela2.D2" office:value-type="string">
            <text:p text:style-name="P8">23 bits</text:p>
          </table:table-cell>
        </table:table-row>
      </table:table>
      <text:p text:style-name="P10"/>
      <text:p text:style-name="P11"><text:tab/>Precisamos descobrir o valor do expoente em binário:</text:p>
      <text:p text:style-name="P11"/>
      <text:p text:style-name="P11"><text:tab/>3 + 127 = 130 = Ob 10000010</text:p>
      <text:p text:style-name="P11"><text:soft-page-break/><text:tab/>Então temos que 13.25 no padrão IEEE 754 é:</text:p>
      <text:p text:style-name="P11"/>
      <text:p text:style-name="P11">13.25 = Ob 0 10000010 x <text:span text:style-name="T1">10101</text:span>000000000000000000</text:p>
      <text:p text:style-name="P11"/>
      <text:p text:style-name="P11"><text:tab/>Ocultando o valor de lixo, isto é, o bit x:</text:p>
      <text:p text:style-name="P11"/>
      <text:p text:style-name="P11">Ob 0 10000010 <text:span text:style-name="T1">10101</text:span>000000000000000000</text:p>
      <text:p text:style-name="P11"/>
      <text:p text:style-name="P13">Resolução 27.1:</text:p>
      <text:p text:style-name="P13"><text:span text:style-name="T2"/></text:p>
      <text:p text:style-name="P13"><text:span text:style-name="T2"><text:tab/>Devemos converter a parte fracionária e decimal para binário:</text:span></text:p>
      <text:p text:style-name="P13"><text:span text:style-name="T2"/></text:p>
      <text:p text:style-name="P13"><text:span text:style-name="T2">27 = Ob 11011</text:span></text:p>
      <text:p text:style-name="P13"><text:span text:style-name="T2"/></text:p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8">Resto</text:p>
          </table:table-cell>
          <table:table-cell table:style-name="Tabela3.A1" office:value-type="string">
            <text:p text:style-name="P8">x2</text:p>
          </table:table-cell>
          <table:table-cell table:style-name="Tabela3.C1" office:value-type="string">
            <text:p text:style-name="P8">Inteiro</text:p>
          </table:table-cell>
        </table:table-row>
        <table:table-row>
          <table:table-cell table:style-name="Tabela3.A2" office:value-type="string">
            <text:p text:style-name="P8">0.1</text:p>
          </table:table-cell>
          <table:table-cell table:style-name="Tabela3.A2" office:value-type="string">
            <text:p text:style-name="P8">0.2</text:p>
          </table:table-cell>
          <table:table-cell table:style-name="Tabela3.C2" office:value-type="string">
            <text:p text:style-name="P8">0</text:p>
          </table:table-cell>
        </table:table-row>
        <table:table-row>
          <table:table-cell table:style-name="Tabela3.A2" office:value-type="string">
            <text:p text:style-name="P8">0.2</text:p>
          </table:table-cell>
          <table:table-cell table:style-name="Tabela3.A2" office:value-type="string">
            <text:p text:style-name="P8">0.4</text:p>
          </table:table-cell>
          <table:table-cell table:style-name="Tabela3.C2" office:value-type="string">
            <text:p text:style-name="P8">0</text:p>
          </table:table-cell>
        </table:table-row>
        <table:table-row>
          <table:table-cell table:style-name="Tabela3.A2" office:value-type="string">
            <text:p text:style-name="P8">0.4</text:p>
          </table:table-cell>
          <table:table-cell table:style-name="Tabela3.A2" office:value-type="string">
            <text:p text:style-name="P8">0.8</text:p>
          </table:table-cell>
          <table:table-cell table:style-name="Tabela3.C2" office:value-type="string">
            <text:p text:style-name="P8">0</text:p>
          </table:table-cell>
        </table:table-row>
        <table:table-row>
          <table:table-cell table:style-name="Tabela3.A2" office:value-type="string">
            <text:p text:style-name="P8">0.8</text:p>
          </table:table-cell>
          <table:table-cell table:style-name="Tabela3.A2" office:value-type="string">
            <text:p text:style-name="P8">1.6</text:p>
          </table:table-cell>
          <table:table-cell table:style-name="Tabela3.C2" office:value-type="string">
            <text:p text:style-name="P8">1</text:p>
          </table:table-cell>
        </table:table-row>
        <table:table-row>
          <table:table-cell table:style-name="Tabela3.A2" office:value-type="string">
            <text:p text:style-name="P8">0.6</text:p>
          </table:table-cell>
          <table:table-cell table:style-name="Tabela3.A2" office:value-type="string">
            <text:p text:style-name="P8">1.2</text:p>
          </table:table-cell>
          <table:table-cell table:style-name="Tabela3.C2" office:value-type="string">
            <text:p text:style-name="P8">1</text:p>
          </table:table-cell>
        </table:table-row>
        <table:table-row>
          <table:table-cell table:style-name="Tabela3.A2" office:value-type="string">
            <text:p text:style-name="P8">0.2</text:p>
          </table:table-cell>
          <table:table-cell table:style-name="Tabela3.A2" office:value-type="string">
            <text:p text:style-name="P8">0.4</text:p>
          </table:table-cell>
          <table:table-cell table:style-name="Tabela3.C2" office:value-type="string">
            <text:p text:style-name="P8">0</text:p>
          </table:table-cell>
        </table:table-row>
        <table:table-row>
          <table:table-cell table:style-name="Tabela3.A2" office:value-type="string">
            <text:p text:style-name="P8">0.4</text:p>
          </table:table-cell>
          <table:table-cell table:style-name="Tabela3.A2" office:value-type="string">
            <text:p text:style-name="P8">0.8</text:p>
          </table:table-cell>
          <table:table-cell table:style-name="Tabela3.C2" office:value-type="string">
            <text:p text:style-name="P8">0</text:p>
          </table:table-cell>
        </table:table-row>
        <table:table-row>
          <table:table-cell table:style-name="Tabela3.A2" office:value-type="string">
            <text:p text:style-name="P8">0.8</text:p>
          </table:table-cell>
          <table:table-cell table:style-name="Tabela3.A2" office:value-type="string">
            <text:p text:style-name="P8">1.6</text:p>
          </table:table-cell>
          <table:table-cell table:style-name="Tabela3.C2" office:value-type="string">
            <text:p text:style-name="P8">1</text:p>
          </table:table-cell>
        </table:table-row>
        <table:table-row>
          <table:table-cell table:style-name="Tabela3.A2" office:value-type="string">
            <text:p text:style-name="P8">…</text:p>
          </table:table-cell>
          <table:table-cell table:style-name="Tabela3.A2" office:value-type="string">
            <text:p text:style-name="P8">…</text:p>
          </table:table-cell>
          <table:table-cell table:style-name="Tabela3.C2" office:value-type="string">
            <text:p text:style-name="P8">...</text:p>
          </table:table-cell>
        </table:table-row>
      </table:table>
      <text:p text:style-name="P13"><text:span text:style-name="T2"/></text:p>
      <text:p text:style-name="P13"><text:span text:style-name="T2"><text:tab/>Temos então uma repetição de valores:</text:span></text:p>
      <text:p text:style-name="P13"><text:span text:style-name="T2"/></text:p>
      <text:p text:style-name="P13"><text:span text:style-name="T2">0.1 = <text:s/>Ob .0001100110011… = Ob .0</text:span><text:span text:style-name="T3">0011</text:span></text:p>
      <text:p text:style-name="P13"><text:span text:style-name="T3"/></text:p>
      <text:p text:style-name="P14"><text:span text:style-name="T2"><text:tab/>Então temos que 27.1 = Ob 11011.0</text:span><text:span text:style-name="T3">0011</text:span></text:p>
      <text:p text:style-name="P14"><text:span text:style-name="T2"/></text:p>
      <text:p text:style-name="P14"><text:span text:style-name="T2"/></text:p>
      <text:p text:style-name="P15"><text:span text:style-name="T2"><text:tab/></text:span><text:span text:style-name="T6">Normalizando, sabemos que este número é: 1.10110</text:span><text:span text:style-name="T3">0011</text:span><text:span text:style-name="T2"> </text:span><text:span text:style-name="T6">x2⁴</text:span></text:p>
      <text:p text:style-name="P15"><text:span text:style-name="T6"/></text:p>
      <text:p text:style-name="P16"><text:span text:style-name="T2">O expoente somando-se á 127, é 131.</text:span></text:p>
      <text:p text:style-name="P16"><text:span text:style-name="T2"/></text:p>
      <text:p text:style-name="P16"><text:span text:style-name="T2">131 = Ob 10000011</text:span></text:p>
      <text:p text:style-name="P16"><text:span text:style-name="T2"/></text:p>
      <text:p text:style-name="P16"><text:span text:style-name="T2"><text:tab/>Aplicando no padrão IEEE 754:</text:span></text:p>
      <text:p text:style-name="P16"><text:span text:style-name="T2"/></text:p>
      <text:p text:style-name="P16"><text:span text:style-name="T2">Ob 0 10000011 x <text:s/>10110</text:span><text:span text:style-name="T4">0011</text:span><text:span text:style-name="T3">00110011001100</text:span></text:p>
      <text:p text:style-name="P16"><text:span text:style-name="T3"/></text:p>
      <text:p text:style-name="P16"><text:span text:style-name="T2"><text:tab/>Removendo da representação o bit de lixo, temos que:</text:span></text:p>
      <text:p text:style-name="P16"><text:span text:style-name="T2"/></text:p>
      <text:p text:style-name="P16"><text:span text:style-name="T2">27.1 = Ob 0 10000011 10110</text:span><text:span text:style-name="T4">0011</text:span><text:span text:style-name="T3">00110011001100</text:span></text:p>
      <text:p text:style-name="P16"><text:span text:style-name="T3"/></text:p>
      <text:p text:style-name="P18"><text:soft-page-break/><text:span text:style-name="T2"><text:tab/>Com a presença da repetição, se faz necessário um arredondamento. Este pode ser feito para baixo (zero no bit menos significativo) ou para cima (um no bit menos significativo). Neste caso, o valor está abaixo do valor, logo arredondamos ele para cima:</text:span></text:p>
      <text:p text:style-name="P18"><text:span text:style-name="T2"/></text:p>
      <text:p text:style-name="P17"><text:span text:style-name="T2">27.1 = Ob 0 10000011 10110</text:span><text:span text:style-name="T4">0011</text:span><text:span text:style-name="T3">0011001100110</text:span><text:span text:style-name="T7">1</text:span></text:p>
      <text:p text:style-name="P17"><text:span text:style-name="T7"/></text:p>
      <text:p text:style-name="P1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1:39:20.530466864</meta:creation-date>
    <meta:generator>LibreOffice/5.3.0.3$Linux_X86_64 LibreOffice_project/7074905676c47b82bbcfbea1aeefc84afe1c50e1</meta:generator>
    <dc:date>2017-03-14T18:57:55.721241398</dc:date>
    <meta:editing-duration>PT44M21S</meta:editing-duration>
    <meta:editing-cycles>7</meta:editing-cycles>
    <meta:document-statistic meta:table-count="3" meta:image-count="0" meta:object-count="0" meta:page-count="3" meta:paragraph-count="88" meta:word-count="366" meta:character-count="2005" meta:non-whitespace-character-count="1710"/>
  </office:meta>
</office:document-meta>
</file>